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bb5" officeooo:paragraph-rsid="0004abb5"/>
    </style:style>
    <style:style style:name="P2" style:family="paragraph" style:parent-style-name="Standard">
      <style:text-properties officeooo:rsid="00056a81" officeooo:paragraph-rsid="00056a81"/>
    </style:style>
    <style:style style:name="P3" style:family="paragraph" style:parent-style-name="Standard">
      <style:text-properties officeooo:rsid="0006d4ef" officeooo:paragraph-rsid="0006d4e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6a81"/>
    </style:style>
    <style:style style:name="T3" style:family="text">
      <style:text-properties officeooo:rsid="0006d4ef"/>
    </style:style>
    <style:style style:name="T4" style:family="text">
      <style:text-properties officeooo:rsid="00085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<text:span text:style-name="T2">á</text:span>gio 5</text:p>
      <text:p text:style-name="P1"/>
      <text:p text:style-name="P1"><text:tab/>A participação dos <text:span text:style-name="T1">stakeholders</text:span> nesta etapa é importantíssima para que possam expressar suas opiniões. O objetivo deste estágio são as mudanças e soluções levantadas a partir de uma discussão sobre as diferenças percebidas no modelo construído que esta servindo como base para uma comparação com a realidade. Ocasionalmente nesta etapa <text:span text:style-name="T2">a necessidade de voltar aos estágios 3 ou 4 pode aparecer para depois voltar a este estágio e melhorá-lo.</text:span></text:p>
      <text:p text:style-name="P1"/>
      <text:p text:style-name="P2">Estágio 6</text:p>
      <text:p text:style-name="P2"/>
      <text:p text:style-name="P2"><text:tab/>As propostas nesta etapa ser<text:span text:style-name="T3">á </text:span>verificado <text:span text:style-name="T3">para ver se são possíveis, aplicá-las se aceitas pela cultura existente e também a viabilidade econômico-financeira. As mudanças que podem ocorrer são: estruturais, de procedimentos e de atitudes.</text:span></text:p>
      <text:p text:style-name="P2"/>
      <text:p text:style-name="P3">Estágio 7</text:p>
      <text:p text:style-name="P3"/>
      <text:p text:style-name="P3"><text:tab/>Nesta ultima etapa, algumas perguntas são feitas para discutir como as ações serão implementadas <text:span text:style-name="T4">e </text:span>são elas: qual é o escopo da ação? Quais são as pessoas que irão participar? <text:span text:style-name="T4">Onde, quando</text:span> <text:span text:style-name="T4">e quais tipos de ações serão necessários? Depois de respondida essas questões uma agenda geral e uma individual serão elaboradas bem detalhadamente incluindo todos os itens anterior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21:26:34.429000000</meta:creation-date>
    <dc:date>2017-09-15T22:01:59.707000000</dc:date>
    <meta:editing-duration>PT4M22S</meta:editing-duration>
    <meta:editing-cycles>1</meta:editing-cycles>
    <meta:document-statistic meta:table-count="0" meta:image-count="0" meta:object-count="0" meta:page-count="1" meta:paragraph-count="6" meta:word-count="168" meta:character-count="1083" meta:non-whitespace-character-count="916"/>
    <meta:generator>LibreOffice/5.1.3.2$Windows_X86_64 LibreOffice_project/644e4637d1d8544fd9f56425bd6cec110e49301b</meta:generator>
  </office:meta>
</office:document-meta>
</file>